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b995" officeooo:paragraph-rsid="001eb995"/>
    </style:style>
    <style:style style:name="P2" style:family="paragraph" style:parent-style-name="Standard">
      <style:text-properties officeooo:rsid="001eb995" officeooo:paragraph-rsid="00255d7a"/>
    </style:style>
    <style:style style:name="P3" style:family="paragraph" style:parent-style-name="Standard">
      <style:text-properties officeooo:paragraph-rsid="001eb995"/>
    </style:style>
    <style:style style:name="P4" style:family="paragraph" style:parent-style-name="Standard">
      <style:text-properties officeooo:rsid="001fa64c" officeooo:paragraph-rsid="001fa64c"/>
    </style:style>
    <style:style style:name="P5" style:family="paragraph" style:parent-style-name="Standard">
      <style:text-properties style:text-underline-style="solid" style:text-underline-width="auto" style:text-underline-color="font-color" officeooo:rsid="0021719b" officeooo:paragraph-rsid="0021719b"/>
    </style:style>
    <style:style style:name="P6" style:family="paragraph" style:parent-style-name="Standard">
      <style:text-properties style:text-underline-style="solid" style:text-underline-width="auto" style:text-underline-color="font-color" officeooo:rsid="00226ea3" officeooo:paragraph-rsid="00226ea3"/>
    </style:style>
    <style:style style:name="P7" style:family="paragraph" style:parent-style-name="Standard">
      <style:text-properties style:text-underline-style="solid" style:text-underline-width="auto" style:text-underline-color="font-color" officeooo:rsid="00255d7a" officeooo:paragraph-rsid="00255d7a"/>
    </style:style>
    <style:style style:name="P8" style:family="paragraph" style:parent-style-name="Standard">
      <style:text-properties style:text-underline-style="solid" style:text-underline-width="auto" style:text-underline-color="font-color" officeooo:rsid="0026a272" officeooo:paragraph-rsid="0026a272"/>
    </style:style>
    <style:style style:name="P9" style:family="paragraph" style:parent-style-name="Standard">
      <style:text-properties style:text-underline-style="solid" style:text-underline-width="auto" style:text-underline-color="font-color" officeooo:rsid="00215ea0" officeooo:paragraph-rsid="00215ea0"/>
    </style:style>
    <style:style style:name="P10" style:family="paragraph" style:parent-style-name="Standard">
      <style:text-properties style:text-underline-style="solid" style:text-underline-width="auto" style:text-underline-color="font-color" officeooo:rsid="0027b510" officeooo:paragraph-rsid="00283c41"/>
    </style:style>
    <style:style style:name="P11" style:family="paragraph" style:parent-style-name="Standard">
      <style:text-properties style:text-underline-style="solid" style:text-underline-width="auto" style:text-underline-color="font-color" officeooo:rsid="00244d2f" officeooo:paragraph-rsid="00244d2f"/>
    </style:style>
    <style:style style:name="P12" style:family="paragraph" style:parent-style-name="Standard">
      <style:text-properties fo:font-size="13pt" style:text-underline-style="solid" style:text-underline-width="auto" style:text-underline-color="font-color" officeooo:rsid="001fa64c" officeooo:paragraph-rsid="001fa64c" style:font-size-asian="13pt" style:font-size-complex="13pt"/>
    </style:style>
    <style:style style:name="P13" style:family="paragraph" style:parent-style-name="Standard">
      <style:text-properties fo:font-size="13pt" style:text-underline-style="solid" style:text-underline-width="auto" style:text-underline-color="font-color" officeooo:rsid="00215ea0" officeooo:paragraph-rsid="00215ea0" style:font-size-asian="13pt" style:font-size-complex="13pt"/>
    </style:style>
    <style:style style:name="P14" style:family="paragraph" style:parent-style-name="Standard">
      <style:text-properties fo:font-size="13pt" style:text-underline-style="solid" style:text-underline-width="auto" style:text-underline-color="font-color" officeooo:rsid="0021719b" officeooo:paragraph-rsid="0021719b" style:font-size-asian="13pt" style:font-size-complex="13pt"/>
    </style:style>
    <style:style style:name="P15" style:family="paragraph" style:parent-style-name="Standard">
      <style:text-properties fo:font-size="13pt" style:text-underline-style="solid" style:text-underline-width="auto" style:text-underline-color="font-color" officeooo:rsid="002b8e63" officeooo:paragraph-rsid="002b8e63" style:font-size-asian="13pt" style:font-size-complex="13pt"/>
    </style:style>
    <style:style style:name="P16" style:family="paragraph" style:parent-style-name="Standard">
      <style:text-properties officeooo:rsid="00215ea0" officeooo:paragraph-rsid="00215ea0"/>
    </style:style>
    <style:style style:name="P17" style:family="paragraph" style:parent-style-name="Standard">
      <style:text-properties officeooo:rsid="0021719b" officeooo:paragraph-rsid="0021719b"/>
    </style:style>
    <style:style style:name="P18" style:family="paragraph" style:parent-style-name="Standard">
      <style:text-properties officeooo:rsid="00226ea3" officeooo:paragraph-rsid="00226ea3"/>
    </style:style>
    <style:style style:name="P19" style:family="paragraph" style:parent-style-name="Standard">
      <style:text-properties officeooo:rsid="00226ea3" officeooo:paragraph-rsid="0021719b"/>
    </style:style>
    <style:style style:name="P20" style:family="paragraph" style:parent-style-name="Standard">
      <style:text-properties officeooo:paragraph-rsid="0021719b"/>
    </style:style>
    <style:style style:name="P21" style:family="paragraph" style:parent-style-name="Standard">
      <style:text-properties officeooo:rsid="00255d7a" officeooo:paragraph-rsid="00255d7a"/>
    </style:style>
    <style:style style:name="P22" style:family="paragraph" style:parent-style-name="Standard">
      <style:text-properties officeooo:rsid="0026a272" officeooo:paragraph-rsid="0026a272"/>
    </style:style>
    <style:style style:name="P23" style:family="paragraph" style:parent-style-name="Standard">
      <style:text-properties officeooo:rsid="00272728" officeooo:paragraph-rsid="00272728"/>
    </style:style>
    <style:style style:name="P24" style:family="paragraph" style:parent-style-name="Standard">
      <style:text-properties officeooo:rsid="00244d2f" officeooo:paragraph-rsid="00244d2f"/>
    </style:style>
    <style:style style:name="P25" style:family="paragraph" style:parent-style-name="Standard">
      <style:text-properties style:text-underline-style="none" officeooo:rsid="00283c41" officeooo:paragraph-rsid="00283c41"/>
    </style:style>
    <style:style style:name="P26" style:family="paragraph" style:parent-style-name="Standard">
      <style:text-properties style:text-underline-style="none" officeooo:rsid="0029d0d2" officeooo:paragraph-rsid="0029d0d2"/>
    </style:style>
    <style:style style:name="P27" style:family="paragraph" style:parent-style-name="Standard">
      <style:text-properties style:text-underline-style="none" officeooo:rsid="0027b510" officeooo:paragraph-rsid="00283c41"/>
    </style:style>
    <style:style style:name="P28" style:family="paragraph" style:parent-style-name="Standard">
      <style:text-properties style:text-underline-style="none" officeooo:rsid="002b8e63" officeooo:paragraph-rsid="002b8e63"/>
    </style:style>
    <style:style style:name="P29" style:family="paragraph" style:parent-style-name="Standard">
      <style:text-properties style:text-underline-style="none" officeooo:rsid="002b8e63" officeooo:paragraph-rsid="002b8e63"/>
    </style:style>
    <style:style style:name="P30" style:family="paragraph" style:parent-style-name="Standard">
      <style:text-properties style:text-underline-style="none" officeooo:rsid="002d4381" officeooo:paragraph-rsid="002d4381"/>
    </style:style>
    <style:style style:name="T1" style:family="text">
      <style:text-properties officeooo:rsid="001eb995"/>
    </style:style>
    <style:style style:name="T2" style:family="text">
      <style:text-properties officeooo:rsid="001fa64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eb995"/>
    </style:style>
    <style:style style:name="T5" style:family="text">
      <style:text-properties officeooo:rsid="0021719b"/>
    </style:style>
    <style:style style:name="T6" style:family="text">
      <style:text-properties officeooo:rsid="00226ea3"/>
    </style:style>
    <style:style style:name="T7" style:family="text">
      <style:text-properties officeooo:rsid="00255d7a"/>
    </style:style>
    <style:style style:name="T8" style:family="text">
      <style:text-properties style:text-underline-style="none"/>
    </style:style>
    <style:style style:name="T9" style:family="text">
      <style:text-properties style:text-underline-style="none" officeooo:rsid="001eb995"/>
    </style:style>
    <style:style style:name="T10" style:family="text">
      <style:text-properties style:text-underline-style="none" officeooo:rsid="0026a272"/>
    </style:style>
    <style:style style:name="T11" style:family="text">
      <style:text-properties officeooo:rsid="0026a272"/>
    </style:style>
    <style:style style:name="T12" style:family="text">
      <style:text-properties officeooo:rsid="00272728"/>
    </style:style>
    <style:style style:name="T13" style:family="text">
      <style:text-properties officeooo:rsid="0029d0d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Tema 6: Operaciones</text:p>
      <text:p text:style-name="P1"/>
      <text:p text:style-name="P1">Operaciones: Cómo se hacen realidad los bienes y servicios que producimos y cómo llegan a los clientes</text:p>
      <text:p text:style-name="P1"/>
      <text:p text:style-name="P2"><text:span text:style-name="T3">Obj:</text:span> </text:p>
      <text:p text:style-name="P2">Planificar, ejecutar y controlar las actividades para la elaboración de los bienes y servicios que la empresa vende a sus clientes. Quieren conseguir las estrategias y objetivos a corto, medio y largo plazo. MÍNIMO COSTE Y MÁXIMA CALIDAD.</text:p>
      <text:p text:style-name="P1"/>
      <text:p text:style-name="P1">-Actividades de producción, aprovisionamiento, <text:span text:style-name="T2">localización</text:span> y distribución.</text:p>
      <text:p text:style-name="P1">-Gestionar los stocks.</text:p>
      <text:p text:style-name="P1">-<text:span text:style-name="T7">Diseñar y organizar plantas e instalaciones.</text:span></text:p>
      <text:p text:style-name="P1">-<text:span text:style-name="T7">Asegurar y mejorar la calidad de productos y procesos.</text:span></text:p>
      <text:p text:style-name="P1">-<text:span text:style-name="T7">Coordinación entre áreas.</text:span></text:p>
      <text:p text:style-name="P1">-<text:span text:style-name="T7">Producir info para la dirección.</text:span></text:p>
      <text:p text:style-name="P1">-<text:span text:style-name="T7">Cumplir objetivos fijados.</text:span></text:p>
      <text:p text:style-name="P1"/>
      <text:p text:style-name="P1">3 niveles de estrategia:</text:p>
      <text:p text:style-name="P1"/>
      <text:p text:style-name="P1"><text:span text:style-name="T3">Nivel estratégico:</text:span> Inversiones.</text:p>
      <text:p text:style-name="P3"><text:span text:style-name="T1">Planificación a </text:span><text:span text:style-name="T4">largo plazo</text:span><text:span text:style-name="T9">. </text:span><text:span text:style-name="T2">Calidad total. Control de la capacidad.</text:span></text:p>
      <text:p text:style-name="P22">(Plan estratégico: decisiones a largo plazo sobre qué mercados y segmentos cubrir, competencia, cuotas de mercado, líneas de productos y volúmenes estimados de ventas anuales).</text:p>
      <text:p text:style-name="P22"/>
      <text:p text:style-name="P1"><text:span text:style-name="T3">Nivel táctico:</text:span> Logística</text:p>
      <text:p text:style-name="P1">Planificación a <text:span text:style-name="T3">medio plazo</text:span>. <text:span text:style-name="T2">Gestión de inventarios, talleres, recursos y programación de operaciones.</text:span></text:p>
      <text:p text:style-name="P22">(<text:span text:style-name="T3">Plan de Marketing</text:span>: decisiones anuales: presupuesto de ventas, precios, promociones…)</text:p>
      <text:p text:style-name="P21">(Planificación táctica: PAP (plan agregado de producción), PMP (plan maestro de producción)</text:p>
      <text:p text:style-name="P7">PAP: detalla por familias de productos</text:p>
      <text:p text:style-name="P7">PMP: detalla por productos concretos</text:p>
      <text:p text:style-name="P2"/>
      <text:p text:style-name="P1"><text:span text:style-name="T3">Nivel operativo:</text:span> Ejecución.</text:p>
      <text:p text:style-name="P1">Programación a <text:span text:style-name="T3">corto plazo</text:span>. <text:span text:style-name="T2">Distribución, mantenimiento y control de calidad.</text:span></text:p>
      <text:p text:style-name="P21">(Planificación operativa: de materiales y gestión de talleres)</text:p>
      <text:p text:style-name="P8">(<text:span text:style-name="T8">Previsiones muy fiables, actualización o replanificación frecuente</text:span>)<text:span text:style-name="T8">.</text:span></text:p>
      <text:p text:style-name="P12"/>
      <text:p text:style-name="P12">Capacidad</text:p>
      <text:p text:style-name="P4">Decidir las dimensiones para producir los productos (recursos necesarios disponibles a la demanda). <text:s/><text:span text:style-name="T11">Los planes de producción tienen que ser posibles: los recursos tienen capacidad limitada, hay que estimar la carga…</text:span></text:p>
      <text:p text:style-name="P4">Habrá que adaptar <text:span text:style-name="T3">a corto y medio plazo</text:span> las peticiones que me hagan. No tendremos maniobra y haremos lo que nos digan:</text:p>
      <text:p text:style-name="P4"/>
      <text:p text:style-name="P4">Contrataciones/despidos</text:p>
      <text:p text:style-name="P4">Flexibilización de la jornada laboral</text:p>
      <text:p text:style-name="P4">Programación de vacaciones</text:p>
      <text:p text:style-name="P4">Horas extras</text:p>
      <text:p text:style-name="P4">Movilidad de personal</text:p>
      <text:p text:style-name="P4">Rutas alternativas de producción</text:p>
      <text:p text:style-name="P4">Subcontratación</text:p>
      <text:p text:style-name="P4"><text:soft-page-break/>Aumento de existencias</text:p>
      <text:p text:style-name="P4"/>
      <text:p text:style-name="P13">Calidad</text:p>
      <text:p text:style-name="P16">3 tipos:</text:p>
      <text:p text:style-name="P16"><text:span text:style-name="T3">De usuario:</text:span> La más importante. Es más importante lo que crea el usuario de tu producto que lo que creas tú. Comparación de lo que recibe el cliente con lo que desea recibir.</text:p>
      <text:p text:style-name="P16"><text:span text:style-name="T3">Técnica:</text:span> que se adapte lo fabricado a lo diseñado.</text:p>
      <text:p text:style-name="P9">Teórica:<text:span text:style-name="T8"> </text:span><text:span text:style-name="T10">Adecuación del diseño a lo deseado por el cliente. Depende de I+D y del Marketing.</text:span></text:p>
      <text:p text:style-name="P16"/>
      <text:p text:style-name="P13">Costes de no calidad:</text:p>
      <text:p text:style-name="P13"/>
      <text:p text:style-name="P16"><text:span text:style-name="T3">Artículos defectuosos:</text:span> Los que se detectan se rechazan, corrigen y se venden más barato. Si no se detectan, que se garantice que se reemplazarán. </text:p>
      <text:p text:style-name="P8">Procesos de inspección y prevención</text:p>
      <text:p text:style-name="P16"/>
      <text:p text:style-name="P22">Control de calidad: <text:span text:style-name="T12">Autocontrol, círculos de calidad, control estadístico de la calidad (a posteriori)</text:span></text:p>
      <text:p text:style-name="P23">Óptimo: Compromiso entre control de no calidad y coste.</text:p>
      <text:p text:style-name="P17"/>
      <text:p text:style-name="P14">Localización: </text:p>
      <text:p text:style-name="P17">decisión en el momento de inversión</text:p>
      <text:p text:style-name="P17">consideraciones de la ubicación geográfica de la fábrica:</text:p>
      <text:p text:style-name="P17">clientes, proveedores, proximidad de la industria, impuestos</text:p>
      <text:p text:style-name="P17"/>
      <text:p text:style-name="P17">Globalización→ Deslocalización: fábricas en varios países del mundo con condiciones más favorables. <text:span text:style-name="T12">Disminución de los costes de gestión a distancia, de transporte y de distribución.</text:span></text:p>
      <text:p text:style-name="P19"/>
      <text:p text:style-name="P10">Distribución en planta:</text:p>
      <text:p text:style-name="P27">En función de las máquinas, los puestos de trabajo y los almacenes y puestos de carga/descarga.</text:p>
      <text:p text:style-name="P27">Objetivos:</text:p>
      <text:p text:style-name="P27">-Eficiencia: flujo de trabajo óptimo para reducir costes y tiempo.</text:p>
      <text:p text:style-name="P27">-Seguridad laboral.</text:p>
      <text:p text:style-name="P27">-Ergonomía: si el trabajo es más fácil, aumenta la productividad y disminuye la tasa de errores.</text:p>
      <text:p text:style-name="P27">-Coste de espacio mínimo.</text:p>
      <text:p text:style-name="P27"/>
      <text:p text:style-name="P27">Estudios de planta a partir de los estudios de rutas de operaciones (flujo del proceso productivo).</text:p>
      <text:p text:style-name="P27"/>
      <text:p text:style-name="P5">Gestión de inventarios:</text:p>
      <text:p text:style-name="P17">Stocks. No siempre se pueden fabricar los productos en el mismo momento que se solicitan.</text:p>
      <text:p text:style-name="P20"><text:span text:style-name="T5">Se mantienen productos en el inventario para no perder ventas </text:span><text:span text:style-name="T6">(ruptura de stocks).</text:span></text:p>
      <text:p text:style-name="P18">Minimizar posesión minimizando la calidad</text:p>
      <text:p text:style-name="P18">Minimizar riesgo maximizando calidad.</text:p>
      <text:p text:style-name="P18">Objetivos opuestos que exigen buscar óptimos</text:p>
      <text:p text:style-name="P18"/>
      <text:p text:style-name="P6">Justificación:</text:p>
      <text:p text:style-name="P18">Asegurar disponibilidad del producto final</text:p>
      <text:p text:style-name="P18">Evitar interrupciones de producción (huelgas, pandemias…)</text:p>
      <text:p text:style-name="P18">Nivelar cargas productivas.</text:p>
      <text:p text:style-name="P18">Afrontar estacionalidades de demandas</text:p>
      <text:p text:style-name="P18">Ahorro o especulación cuando hay variaciones de precios de las materias primas.</text:p>
      <text:p text:style-name="P18"/>
      <text:p text:style-name="P18"/>
      <text:p text:style-name="P24"/>
      <text:p text:style-name="P11"><text:soft-page-break/>MRP (Manufacturing Resource Planning)</text:p>
      <text:p text:style-name="P25">Es parte del PMP. <text:span text:style-name="T13">Procesa los datos (entradas)</text:span> para generar la explosión de materiales para planificar las órdenes de fabricación y compra de todas las piezas y materiales necesarios <text:span text:style-name="T13">(salidas)</text:span>. </text:p>
      <text:p text:style-name="P26">Tiene en cuenta inventarios, tamaños de lotes, órdenes de fabricación en curso, rutas que siguen las piezas y planifica operaciones.<text:line-break/>Puede generar informes de cargas y de costes.</text:p>
      <text:p text:style-name="P26"/>
      <text:p text:style-name="P26"/>
      <text:p text:style-name="P26"/>
      <text:p text:style-name="P26"/>
      <text:p text:style-name="P15">Área comercial:</text:p>
      <text:p text:style-name="P28">Hace referencia a los vendedores y las ventas.</text:p>
      <text:p text:style-name="P28">Marketing</text:p>
      <text:p text:style-name="P28"/>
      <text:p text:style-name="P30">ojo con los criterios de segmentación!!!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7:10:59.008048884</meta:creation-date>
    <dc:date>2021-05-26T18:33:28.881510677</dc:date>
    <meta:editing-duration>PT1H41M18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3" meta:paragraph-count="78" meta:word-count="678" meta:character-count="4649" meta:non-whitespace-character-count="4043"/>
  </office:meta>
</office:document-meta>
</file>